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 style:list-style-name="L1">
      <style:text-properties fo:font-size="14pt" style:font-size-asian="12.25pt" style:font-size-complex="14pt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4pt" style:font-size-asian="12.25pt" style:font-size-complex="14pt"/>
    </style:style>
    <style:style style:name="P4" style:family="paragraph" style:parent-style-name="Standard">
      <style:paragraph-properties fo:break-before="page"/>
      <style:text-properties fo:font-size="14pt" style:font-size-asian="12.25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undi 6 janvier</text:h>
      <text:p text:style-name="P1"/>
      <text:p text:style-name="P1">IAA</text:p>
      <text:p text:style-name="P1"/>
      <text:p text:style-name="P1">voir moodle</text:p>
      <text:p text:style-name="P1"/>
      <text:p text:style-name="P3">On a reçu le polycopié avec 5 chapitre et la feuille de TD1.</text:p>
      <text:p text:style-name="P1"/>
      <text:p text:style-name="P1">Poly :</text:p>
      <text:p text:style-name="P1"/>
      <text:p text:style-name="P1">Chapitre 1: méthodes de décision</text:p>
      <text:p text:style-name="P1"/>
      <text:list xml:id="list860735883" text:style-name="L1">
        <text:list-item>
          <text:p text:style-name="P2">approche probabiliste</text:p>
        </text:list-item>
        <text:list-item>
          <text:p text:style-name="P2">approche discriminante (droite séparant 2 régions)</text:p>
        </text:list-item>
      </text:list>
      <text:p text:style-name="P1"/>
      <text:p text:style-name="P1">Chapitre 2: classification automatique</text:p>
      <text:p text:style-name="P1"/>
      <text:p text:style-name="P1"><text:tab/>1) algo des K means ou des nuées dynamiques</text:p>
      <text:p text:style-name="P1"><text:tab/>algo de quantification vectorielle (voir exo1)</text:p>
      <text:p text:style-name="P1"/>
      <text:p text:style-name="P1"/>
      <text:p text:style-name="P1"/>
      <text:p text:style-name="P1"/>
      <text:p text:style-name="P1"/>
      <text:p text:style-name="P4">RC</text:p>
      <text:p text:style-name="P1"/>
      <text:p text:style-name="P1">intro</text:p>
      <text:p text:style-name="P3"/>
      <text:p text:style-name="P1"/>
      <text:p text:style-name="P1">voir poly moodle</text:p>
      <text:p text:style-name="P1">vendre bouquin</text:p>
      <text:p text:style-name="P1">acheter lait, lardons, yahourt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1-06T23:02:43</meta:creation-date>
    <dc:date>2014-01-07T00:19:53</dc:date>
    <dc:creator>JackDanny </dc:creator>
    <meta:editing-duration>PT1H15M19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16" meta:word-count="66" meta:character-count="400" meta:non-whitespace-character-count="350"/>
  </office:meta>
</office:document-meta>
</file>